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479in" table:align="left"/>
    </style:style>
    <style:style style:name="Table1.A" style:family="table-column">
      <style:table-column-properties style:column-width="1.3479in"/>
    </style:style>
    <style:style style:name="Table1.A1" style:family="table-cell">
      <style:table-cell-properties style:vertical-align="middle" fo:padding="0.0194in" fo:border="none"/>
    </style:style>
    <style:style style:name="Table2" style:family="table">
      <style:table-properties style:width="1.2604in" table:align="left"/>
    </style:style>
    <style:style style:name="Table2.A" style:family="table-column">
      <style:table-column-properties style:column-width="1.2604in"/>
    </style:style>
    <style:style style:name="Table2.A1" style:family="table-cell">
      <style:table-cell-properties style:vertical-align="middle" fo:padding="0.0194in" fo:border="none"/>
    </style:style>
    <style:style style:name="Table3" style:family="table">
      <style:table-properties style:width="1.2604in" table:align="left"/>
    </style:style>
    <style:style style:name="Table3.A" style:family="table-column">
      <style:table-column-properties style:column-width="1.2604in"/>
    </style:style>
    <style:style style:name="Table3.A1" style:family="table-cell">
      <style:table-cell-properties style:vertical-align="middle" fo:padding="0.0194in" fo:border="none"/>
    </style:style>
    <style:style style:name="P1" style:family="paragraph" style:parent-style-name="Standard">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4" style:family="paragraph" style:parent-style-name="Body_20_Text">
      <style:text-properties fo:font-size="8pt" fo:font-style="italic" style:font-size-asian="8pt" style:font-style-asian="italic" style:font-size-complex="8pt" style:font-style-complex="italic"/>
    </style:style>
    <style:style style:name="P5" style:family="paragraph" style:parent-style-name="Body_20_Text">
      <style:paragraph-properties fo:margin-left="0in" fo:margin-right="0in" fo:text-indent="0in" style:auto-text-indent="false"/>
    </style:style>
    <style:style style:name="P6" style:family="paragraph" style:parent-style-name="Body_20_Text">
      <style:paragraph-properties fo:margin-left="0in" fo:margin-right="0in" fo:text-indent="0in" style:auto-text-indent="false"/>
      <style:text-properties style:text-underline-style="solid" style:text-underline-type="double" style:text-underline-width="auto" style:text-underline-color="font-color"/>
    </style:style>
    <style:style style:name="P7" style:family="paragraph" style:parent-style-name="Body_20_Text"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8" style:family="paragraph" style:parent-style-name="Body_20_Text" style:list-style-name="">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9" style:family="paragraph" style:parent-style-name="Body_20_Text">
      <style:paragraph-properties fo:margin-left="-0.0098in" fo:margin-right="0in" fo:text-indent="0in" style:auto-text-indent="false"/>
    </style:style>
    <style:style style:name="P10"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1" style:family="paragraph" style:parent-style-name="Command_20_Line">
      <style:paragraph-properties fo:margin-left="-0.0098in" fo:margin-right="0in" fo:text-indent="0in" style:auto-text-indent="false"/>
    </style:style>
    <style:style style:name="P12" style:family="paragraph" style:parent-style-name="Section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3" style:family="paragraph" style:parent-style-name="Code">
      <style:text-properties fo:font-weight="normal" style:font-weight-asian="normal" style:font-weight-complex="normal"/>
    </style:style>
    <style:style style:name="P14" style:family="paragraph" style:parent-style-name="Code" style:list-style-name="" style:master-page-name="">
      <style:paragraph-properties fo:margin-left="-0.0091in" fo:margin-right="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5" style:family="paragraph" style:parent-style-name="Code" style:list-style-nam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6" style:family="paragraph" style:parent-style-name="Code" style:list-style-nam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7" style:family="paragraph" style:parent-style-name="Code">
      <style:paragraph-properties fo:margin-left="-0.0098in" fo:margin-right="0in" fo:text-indent="0in" style:auto-text-indent="false"/>
    </style:style>
    <style:style style:name="P18"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color="#000000" fo:font-size="10pt" fo:font-style="normal" fo:font-weight="normal" style:font-name-asian="Lucida Console" style:font-style-asian="normal" style:font-weight-asian="normal" style:font-name-complex="Lucida Console" style:font-style-complex="normal" style:font-weight-complex="normal"/>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8pt" fo:font-style="italic" fo:font-weight="bold" style:font-size-asian="8pt" style:font-style-asian="italic" style:font-weight-asian="bold" style:font-size-complex="8pt" style:font-style-complex="italic" style:font-weight-complex="bold"/>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issecting Rails - Udemy</text:p>
      <text:p text:style-name="P1"/>
      <text:p text:style-name="P18">Rails Notes</text:p>
      <text:p text:style-name="P2">Create project - </text:p>
      <text:p text:style-name="P10">rails new DevcampPortfolio -T --database=postgresql (or -d postgresql (or mysql)</text:p>
      <text:p text:style-name="Body_20_Text">This will create a project in the folder specified (DevcampPortfolio in this case) under the folder in which the command was given.</text:p>
      <text:p text:style-name="Body_20_Text">Switch to the new folder and open the project and navigate to the config/database.yml file</text:p>
      <text:p text:style-name="Body_20_Text">Change the setting there to coincide with you postgres setting for user (usually line 32) and password (usually line 36) and uncomment the lines regarding the host (usually line 40) and the port (usually line 44)</text:p>
      <text:p text:style-name="Body_20_Text"/>
      <text:p text:style-name="Body_20_Text">Then run</text:p>
      <text:p text:style-name="Command_20_Line"><text:tab/>rails <text:a xlink:type="simple" xlink:href="db:create" text:style-name="Internet_20_link" text:visited-style-name="Visited_20_Internet_20_Link">db:create</text:a></text:p>
      <text:p text:style-name="Body_20_Text">This will connect to the postgres db and create the database</text:p>
      <text:p text:style-name="Body_20_Text"/>
      <text:p text:style-name="P2"/>
      <text:p text:style-name="P10">rails g <text:span text:style-name="T7">scaffold</text:span> Blog title:string body:text</text:p>
      <text:p text:style-name="P2">Similar to generating a model but much more detailed results – builds model, view and controller with all actions , migration for the table (blogs) and javascript, scss and coffee script files and files called jbuilder</text:p>
      <text:p text:style-name="P2">The blog table will have two columns – title(string) and body(text)</text:p>
      <text:p text:style-name="P10">rails db:migrate</text:p>
      <text:p text:style-name="P2">Create the table in the db and update the schema.db</text:p>
      <text:p text:style-name="P2"/>
      <text:p text:style-name="P2">scaffold.scss – lots of styling commands but this file <text:span text:style-name="T1">should be deleted </text:span></text:p>
      <text:p text:style-name="P2"><text:span text:style-name="T1"/></text:p>
      <text:p text:style-name="Command_20_Line">rails g <text:span text:style-name="T7">resource</text:span> Portfolio title:string subtitle:string body:text main_image:text thumb_image:text</text:p>
      <text:p text:style-name="P2">This command will generate a model, a folder for the views but no views, a controller with no actions and resourceful routes in the routes file and a migration file</text:p>
      <text:p text:style-name="P2"/>
      <text:p text:style-name="SubTitles">Customizing generators</text:p>
      <text:p text:style-name="P2"><text:tab/>Go to locales/application.rb</text:p>
      <text:p text:style-name="P2"><text:tab/>In this file you can set what happens for each part of the generation process</text:p>
      <text:p text:style-name="Code"><text:tab/>config.generators do |g|<text:line-break/> <text:s text:c="5"/>g.org <text:s text:c="12"/><text:tab/><text:tab/>:active_record<text:line-break/> <text:s text:c="5"/>g.template_engine <text:tab/>:erb<text:line-break/> <text:s text:c="5"/>g.test_framework <text:s/><text:tab/>:test_unit, fixture: false<text:line-break/> <text:s text:c="5"/>g.stylesheets <text:s text:c="4"/><text:tab/>false<text:line-break/> <text:s text:c="5"/>g.javascript <text:s text:c="5"/><text:tab/>false<text:line-break/> <text:s text:c="3"/>end<text:tab/></text:p>
      <text:p text:style-name="P2"/>
      <text:p text:style-name="P2">You can also set up templates for each of the .erb files generated</text:p>
      <text:p text:style-name="P2"><text:tab/>Go to the lib folder and create a folder erb/scaffold (generator name)/(viewname).html.erb and set up what you want each template view to look like.</text:p>
      <text:p text:style-name="P2"><text:tab/>Templates are available in the rails github repository </text:p>
      <text:p text:style-name="P2"><text:tab/><text:tab/><text:a xlink:type="simple" xlink:href="https://github.com/rails/rails/blob/master/railties/lib/rails/generators/erb/" text:style-name="Internet_20_link" text:visited-style-name="Visited_20_Internet_20_Link">https://github.com/rails/rails/blob/master/railties/lib/rails/generators/erb/</text:a></text:p>
      <text:p text:style-name="P2"><text:tab/>There is also a section in the Rails Guides regarding this feature</text:p>
      <text:p text:style-name="P2"><text:tab/><text:tab/><text:a xlink:type="simple" xlink:href="http://guides.rubyonrails.org/generators.html" text:style-name="Internet_20_link" text:visited-style-name="Visited_20_Internet_20_Link">http://guides.rubyonrails.org/generators.html</text:a></text:p>
      <text:p text:style-name="P2"/>
      <text:p text:style-name="P2"><text:tab/>Of course, these templates will only apply to future generation processes and will not affect currently existing views.</text:p>
      <text:p text:style-name="P2"/>
      <text:p text:style-name="Section_20_Heading">Data flow</text:p>
      <text:p text:style-name="SubTitles"><text:tab/>Seed files</text:p>
      <text:p text:style-name="P2">This file should contain all the record creation needed to seed the database with its default values.<text:line-break/># The data can then be loaded with the rails <text:span text:style-name="T12">db:seed</text:span> command (or created alongside the database with <text:span text:style-name="T12">db:setup</text:span>).</text:p>
      <text:p text:style-name="P2"><text:soft-page-break/></text:p>
      <text:p text:style-name="P2">In this seed file you enter the commands to interface with the database in the creation of records. You can set up as many records as you want to “seed” the database in as many tables as you want (assuming they already exist)</text:p>
      <text:p text:style-name="P2">If you want to start with a clean database, enter the command</text:p>
      <text:p text:style-name="P2"><text:tab/>rails <text:a xlink:type="simple" xlink:href="db:setup" text:style-name="Internet_20_link" text:visited-style-name="Visited_20_Internet_20_Link">db:setup</text:a> </text:p>
      <text:p text:style-name="P2">and <text:span text:style-name="T2">this will run all the migrations, creating empty tables in the database</text:span>. Then it will run the seeds file, creating the records you requested in the seeds.rb file you created.</text:p>
      <text:p text:style-name="P2"/>
      <text:p text:style-name="Section_20_Heading">Over-riding Resources Routes</text:p>
      <text:p text:style-name="P2">You can customize routes in the resources section of an object by putting in a exception and then creating the route yourself<text:tab/></text:p>
      <text:p text:style-name="Code"><text:tab/>resources :portfolios, except: [:show]</text:p>
      <text:p text:style-name="Code"><text:s text:c="2"/><text:tab/>get 'portfolio/:id', to: 'portfolios#show', as: 'portfolio_show'</text:p>
      <text:p text:style-name="P2"/>
      <text:p text:style-name="P2">You would do this for “cosmetic” reasons, so that the link URL would be portfolio/7 instead of portfolios/7.</text:p>
      <text:p text:style-name="P2"/>
      <text:p text:style-name="Chapter_20_Heading">Friendly routes - “slugs” - a name for URL's</text:p>
      <text:p text:style-name="P14"><text:span text:style-name="T9">Add the</text:span> gem 'friendly_id', '~&gt; 5.1.0' <text:span text:style-name="T6">to</text:span> <text:span text:style-name="T6">the</text:span> <text:span text:style-name="T6">gemfile</text:span></text:p>
      <text:p text:style-name="Command_20_Line"><text:span text:style-name="T4">run</text:span> bundle install</text:p>
      <text:p text:style-name="P2"/>
      <text:p text:style-name="Command_20_Line"><text:span text:style-name="T4">run</text:span> rails generate friendly_id</text:p>
      <text:p text:style-name="P2">This will create a migration for the friendly_id object which uses its own database table</text:p>
      <text:p text:style-name="P2">It will also create an initializer which allows the setting of configure options, if desired.</text:p>
      <text:p text:style-name="P2"/>
      <text:p text:style-name="Command_20_Line"><text:span text:style-name="T4">run</text:span> rails db:migrate</text:p>
      <text:p text:style-name="P2">Create the table in the database</text:p>
      <text:p text:style-name="P2"/>
      <text:p text:style-name="Command_20_Line"><text:span text:style-name="T4">run</text:span> rails g migration add_slug_to_blogs slug:string:uniq</text:p>
      <text:p text:style-name="Body_20_Text">Set up for adding the column slug to the blogs table and making it so that no blog post can have the same URL (slug) as another </text:p>
      <text:p text:style-name="P2"/>
      <text:p text:style-name="Command_20_Line"><text:span text:style-name="T4">run</text:span> rails db:migrate</text:p>
      <text:p text:style-name="P2">Add the column slug to the table in the database and creates the index</text:p>
      <text:p text:style-name="P2"/>
      <text:p text:style-name="P2">Go to the model affected by this new gem (blog.rb in this case) and add the lines</text:p>
      <text:p text:style-name="Code"><text:s text:c="2"/>extend FriendlyId <text:line-break/> <text:s/>friendly_id :title, use: :slugged</text:p>
      <text:p text:style-name="P2">Go to Rails console to test </text:p>
      <text:p text:style-name="Code">Blog.create!(title:"Another Slug Test", body:"Slug Test")</text:p>
      <text:p text:style-name="P2">You should see a slug created at the end of the record </text:p>
      <text:p text:style-name="Code">Blog id: 13, title: "<text:span text:style-name="T1">Another Slug Test</text:span>", body: "Slug Test", created_at: "2017-04-12 21:50:05", updated_at: "2017-04-12 21:50:05", slug: "<text:span text:style-name="T1">another-slug-test</text:span>"&gt;</text:p>
      <text:p text:style-name="P2"/>
      <text:p text:style-name="P2">Go to the affected controller (in this case blog.rb) and change the data instance find to </text:p>
      <text:p text:style-name="Code">Blog.friendly.find(params[:id])</text:p>
      <text:p text:style-name="P2">which will override the default looking for the id, now <text:span text:style-name="T3">friendly</text:span> will look for the slug for the record and map it to the id and find the record.</text:p>
      <text:p text:style-name="P2"/>
      <text:p text:style-name="P2">Finally, you have to recreate all the records in the affected object(in this case blog posts) so that each of them will have a slug</text:p>
      <text:p text:style-name="P2">From the console</text:p>
      <text:p text:style-name="Code">Blog.find_each(&amp;:save)</text:p>
      <text:p text:style-name="P2">This will get each record and recreate it, creating the slug as appropriate</text:p>
      <text:p text:style-name="P2">Restart the server, go to the blogs page and note that the Show link will now have the slug as the reference (blogs/my-blog-post-1) instead of the id of the blog post.</text:p>
      <text:p text:style-name="Chapter_20_Heading">Enums – Managing data stages</text:p>
      <text:p text:style-name="Body_20_Text"><text:soft-page-break/></text:p>
      <text:p text:style-name="Body_20_Text">Add the status column to the table desired – in this example we'll use the Blogs table</text:p>
      <text:p text:style-name="Body_20_Text"/>
      <text:p text:style-name="Body_20_Text">Create a migration to add the default column to the table</text:p>
      <text:p text:style-name="Command_20_Line">rails g migration add_post_status_to_blogs status:integer</text:p>
      <text:p text:style-name="P9">Go to the migration in the project and add the status default parameter (if desired)</text:p>
      <text:p text:style-name="Code">add_column :blogs, :status, :integer, <text:span text:style-name="T1">default: 0</text:span></text:p>
      <text:p text:style-name="P11"><text:span text:style-name="T4">run</text:span> rails db:migrate</text:p>
      <text:p text:style-name="Body_20_Text">Got to the model file for the object and add the enum and map the values desired</text:p>
      <text:p text:style-name="Code">enum status: { draft: 0, published: 1 }</text:p>
      <text:p text:style-name="Body_20_Text"/>
      <text:p text:style-name="Body_20_Text">Restart the server and rails console, enter a new record to see the results – note that the status will be the word default, no the integer 0</text:p>
      <text:p text:style-name="Body_20_Text"/>
      <text:p text:style-name="Body_20_Text">This process has created a new method that can be accessed in order to choose records accordingly i.e. Blog.published will only get the blogs that have the status of 1 – we'll use this to select the records we want.</text:p>
      <text:p text:style-name="Body_20_Text"/>
      <text:p text:style-name="Chapter_20_Heading">Creating a custom route</text:p>
      <text:p text:style-name="Body_20_Text">Create a custom route by adding a block to the resource you are working with</text:p>
      <text:p text:style-name="Code">resources :blogs do</text:p>
      <text:p text:style-name="Code"><text:s text:c="4"/>member do</text:p>
      <text:p text:style-name="Code"><text:s text:c="6"/>get :toggle_status</text:p>
      <text:p text:style-name="Code"><text:s text:c="4"/>end</text:p>
      <text:p text:style-name="Code"><text:s text:c="2"/>end</text:p>
      <text:p text:style-name="Code"/>
      <text:p text:style-name="Body_20_Text">Add the path in the appropriate view - <text:span text:style-name="T10">toggle_status_blog_path(blog)</text:span></text:p>
      <text:p text:style-name="Body_20_Text">Add the method in the appropriate controller(blog)</text:p>
      <text:p text:style-name="Code"><text:s text:c="4"/>def toggle_status<text:line-break/> <text:s text:c="3"/>@blog = Blog.friendly.find(params[:id])<text:line-break/> <text:s text:c="3"/>if @blog.published?<text:line-break/> <text:s text:c="5"/>@blog.draft!<text:line-break/> <text:s text:c="3"/>elsif @blog.draft?<text:line-break/> <text:s text:c="5"/>@blog.published!<text:line-break/> <text:s text:c="3"/>end<text:line-break/> <text:s text:c="3"/>redirect_to blogs_url, notice: 'Post status has been updated'<text:line-break/> <text:s/>end</text:p>
      <text:p text:style-name="Body_20_Text">Now the Toggle Status link (Draft/Published) on the index page will toggle the status </text:p>
      <text:p text:style-name="Body_20_Text"/>
      <text:p text:style-name="SubTitles">Creating Nested Routes</text:p>
      <text:p text:style-name="Body_20_Text">When you create a controller and supply view name, Rails will generate routes for those views</text:p>
      <text:p text:style-name="Command_20_Line">rails g controller Dashboard main user blog</text:p>
      <text:p text:style-name="Body_20_Text">Routes created</text:p>
      <text:p text:style-name="Code"><text:s text:c="2"/>get 'dashboard/main'<text:line-break/> <text:s/>get 'dashboard/user'<text:line-break/> <text:s/>get 'dashboard/blog'</text:p>
      <text:p text:style-name="P7">If you want to customize the routing, use nesting routes (namespace)</text:p>
      <text:p text:style-name="Code">namespace :admin do </text:p>
      <text:p text:style-name="Code"><text:tab/>get 'dashboard/main'<text:line-break/> <text:s/><text:tab/>get 'dashboard/user'<text:line-break/> <text:s/><text:tab/>get 'dashboard/blog'</text:p>
      <text:p text:style-name="Code">end</text:p>
      <text:p text:style-name="P8">Now create a folder called admin in the controller folder and move the dashboard controller into the admin folder</text:p>
      <text:p text:style-name="P8">and then change the Class name in the dashboard controller to</text:p>
      <text:p text:style-name="Code"><text:tab/>class Admin::DashboardController</text:p>
      <text:p text:style-name="Body_20_Text">and the update the views to use the proper paths by creating as admin folder under views and moving the dashboard views folder to that new folder</text:p>
      <text:p text:style-name="Body_20_Text"/>
      <text:p text:style-name="SubTitles">Globbing</text:p>
      <text:p text:style-name="Body_20_Text">A way of catching URL errors</text:p>
      <text:p text:style-name="Body_20_Text">Create a route in the routes file - <text:s text:c="2"/></text:p>
      <text:p text:style-name="Code">get 'posts/*missing', to: 'posts#missing'</text:p>
      <text:p text:style-name="Body_20_Text">Create a missing.html.erb page in the post view folder</text:p>
      <text:p text:style-name="Body_20_Text"><text:soft-page-break/>Create a missing action in the posts controller</text:p>
      <text:p text:style-name="Body_20_Text"/>
      <text:p text:style-name="Body_20_Text">Now, the “missing” page will catch any bad URLs under a certain view – i.e. /posts/really/badroute link will end up calling the missing.html.erb page. </text:p>
      <text:p text:style-name="Body_20_Text"><text:span text:style-name="T3">Note</text:span>: This will only use the missing pages if <text:s/>you have to have 2 parts of the route after the controller name in the link or rails will think you are trying to access the show page with a bad index. Also, make sure you put the glob routing after the valid routes. If not, rails will find the glob route first and think that's the one you want it to use (Rails works down the routes page an quits looking if it finds one it thinks is the one you want it to use).</text:p>
      <text:p text:style-name="Body_20_Text"/>
      <text:p text:style-name="SubTitles">Dynamic Routing</text:p>
      <text:p text:style-name="Body_20_Text">get 'query/:else/:another_one', to: 'pages#something'</text:p>
      <text:p text:style-name="Body_20_Text">Rails will interpret the word after the colon :else as a query criteria that will be mapped to an action in a controller. You can uses the :else to pass anything you want and use it to pass that input to an action in the specified controller (pages in this instance) which will then open a view with the same name as the action.</text:p>
      <text:p text:style-name="Body_20_Text"/>
      <text:p text:style-name="Body_20_Text">The route looks for the first word in the route and the : tells rails to treat the next word as a parameter. It stores that inside the params hash that you specify in the controller which is then passed to the instance variable specified which can be passed to the view specified.</text:p>
      <text:p text:style-name="Body_20_Text"/>
      <text:p text:style-name="Body_20_Text">Route ==&gt; <text:span text:style-name="T10">get 'query/:else', to: 'pages#something'</text:span></text:p>
      <text:p text:style-name="Body_20_Text"/>
      <text:p text:style-name="Body_20_Text">Controller</text:p>
      <text:p text:style-name="P3">def something</text:p>
      <text:p text:style-name="P3"><text:s text:c="4"/>@else = params[:else] #passed from dynamic routing</text:p>
      <text:p text:style-name="P3">end</text:p>
      <text:p text:style-name="Body_20_Text"/>
      <text:p text:style-name="Body_20_Text">View – <text:span text:style-name="T10">something.html.erb</text:span></text:p>
      <text:p text:style-name="P3">&lt;h1&gt; &lt;%= @else %&gt; &lt;/h1&gt;</text:p>
      <text:p text:style-name="Body_20_Text">The instance variable can have any name you want – doesn't have to match the params</text:p>
      <text:p text:style-name="Body_20_Text">You can have as many query criteria as you'd like, you just have to create the instance variable you want to pass to the view</text:p>
      <text:p text:style-name="Body_20_Text">Second route</text:p>
      <text:p text:style-name="P3">get 'query/:else/:another_one', to: 'pages#something'</text:p>
      <text:p text:style-name="Body_20_Text">Second line in action in controller</text:p>
      <text:p text:style-name="Body_20_Text"><text:s text:c="2"/><text:span text:style-name="T10">@another_one = params[:another_one]</text:span></text:p>
      <text:p text:style-name="Body_20_Text">Second reference to the instance variable in the view</text:p>
      <text:p text:style-name="P3">&lt;h1&gt; &lt;%= @another_one %&gt; &lt;/h1&gt;</text:p>
      <text:p text:style-name="Body_20_Text">Now the link query/criteria1/criteria2will cause the view to display the words criteria1 and criteria2</text:p>
      <text:p text:style-name="Body_20_Text"/>
      <text:p text:style-name="Chapter_20_Heading">Data Relationships</text:p>
      <text:p text:style-name="Command_20_Line">rails g model Topic title:string</text:p>
      <text:p text:style-name="Body_20_Text">This will generate a model and a migration for the topics table</text:p>
      <text:p text:style-name="Command_20_Line">Rails <text:a xlink:type="simple" xlink:href="db:migrate" text:style-name="Internet_20_link" text:visited-style-name="Visited_20_Internet_20_Link">db:migrate</text:a></text:p>
      <text:p text:style-name="Body_20_Text">Now set up a link on the topics by generating a migration for the topics table</text:p>
      <text:p text:style-name="Command_20_Line">rails g migration add_topic_reference_to_blogs topic:references</text:p>
      <text:p text:style-name="Body_20_Text">This will generate a migration that will look like this</text:p>
      <text:p text:style-name="Code">def change<text:line-break/> <text:s text:c="3"/>add_reference :blogs, :topic, foreign_key: true<text:line-break/> <text:s/>end</text:p>
      <text:p text:style-name="Body_20_Text">The migration, because you used the term <text:span text:style-name="T3">references</text:span> at the end of it, knows the relationship you are trying to create in the topics table. When you run <text:a xlink:type="simple" xlink:href="db:migrate" text:style-name="Internet_20_link" text:visited-style-name="Visited_20_Internet_20_Link">db:migrate</text:a> you'll see the response</text:p>
      <text:p text:style-name="Command_20_Line">-- add_reference(:blogs, :topic, {:foreign_key=&gt;true})</text:p>
      <text:p text:style-name="Body_20_Text">indicating that the blog table was affected (due to its reference in the migration you created). <text:span text:style-name="T3">The name of a migration is significant</text:span> in that rails uses the name to know what table you are trying to work with and to create the column in the blogs table and that that item is an integer that is a foreign key to the topics table.</text:p>
      <text:p text:style-name="Body_20_Text">Then you need to let the model know about the relationship you just created (who owns what, who belongs to whom)</text:p>
      <text:p text:style-name="Body_20_Text">In this instance, we'll tell Rails that the topic has many blogs and that the blogs belong to a topic.</text:p>
      <text:p text:style-name="Body_20_Text"/>
      <text:p text:style-name="Body_20_Text"><text:soft-page-break/>To test using Rails console</text:p>
      <text:p text:style-name="Body_20_Text">Create two topic records</text:p>
      <text:p text:style-name="Command_20_Line">Topic.create!(title: "Ruby Programming")</text:p>
      <text:p text:style-name="Command_20_Line">Topic.create!(title: "Software Engineering")</text:p>
      <text:p text:style-name="Body_20_Text">Then create a new blog record - <text:s/></text:p>
      <text:p text:style-name="Command_20_Line">Blog.create!(title: "Some Ruby programming tips", body:"Much about Ruby", topic_id: Topic.first.id)</text:p>
      <text:p text:style-name="Body_20_Text"/>
      <text:p text:style-name="Body_20_Text">Rails will find the ID of the topic record you referenced and add it to the blog record you just created</text:p>
      <text:p text:style-name="Command_20_Line">=&gt; #&lt;Blog id: 19, title: "Some Ruby programming tips", body: "Much about Ruby", created_at: "2017-04-14 13:58:50", updated_at: "2017-04-14 13:58:50", slug: "some-ruby-programming-tips", status: "draft", topic_id: 1&gt;</text:p>
      <text:p text:style-name="Body_20_Text"/>
      <text:p text:style-name="P9">Now there is a relationship between this topic(1) and the blog record</text:p>
      <text:p text:style-name="P9"><text:span text:style-name="T12">t = Topic.fir</text:span><text:span text:style-name="T5">st</text:span> -find the first topic and relates it to the “t” object</text:p>
      <text:p text:style-name="P9"><text:span text:style-name="T12">t.blogs</text:span> – finds the blog(s) associated with the topic</text:p>
      <text:p text:style-name="Command_20_Line"><text:s/>#&lt;ActiveRecord::<text:span text:style-name="T1">Associations</text:span>::CollectionProxy [#&lt;Blog id: 19, title: "Some Ruby programming tips", body: "Much about Ruby", created_at: "2017-04-14 13:58:50", updated_at: "2017-04-14 13:58:50", slug: "some-ruby-programming-tips", status: "draft", topic_id: 1&gt;]&gt;</text:p>
      <text:p text:style-name="P9">You can also go in the other direction</text:p>
      <text:p text:style-name="Command_20_Line">Blog.last.topic</text:p>
      <text:p text:style-name="Command_20_Line"><text:s/>=&gt; #&lt;Topic id: 1, title: "Ruby Programming", created_at: "2017-04-14 13:53:13", updated_at: "2017-04-14 13:53:13"&gt;</text:p>
      <text:p text:style-name="Body_20_Text"/>
      <text:p text:style-name="SubTitles">Custom Scopes – “Custom database queries”</text:p>
      <text:p text:style-name="Body_20_Text">You can create a scopin the any model by defing the scope and its query</text:p>
      <text:p text:style-name="Body_20_Text">In the portfolio model</text:p>
      <text:p text:style-name="Code">def self.angular</text:p>
      <text:p text:style-name="Code"><text:s text:c="4"/>where(subtitle: 'angular')</text:p>
      <text:p text:style-name="Code"><text:s/>end</text:p>
      <text:p text:style-name="Body_20_Text">Now in the portfolio controller</text:p>
      <text:p text:style-name="Code"><text:s text:c="2"/>def index</text:p>
      <text:p text:style-name="Code"><text:s text:c="4"/>@portfolio_items = Portfolio.angular</text:p>
      <text:p text:style-name="Code"><text:s text:c="2"/>end</text:p>
      <text:p text:style-name="Body_20_Text">will cause the index view to only show items with the “Angular” subtitle</text:p>
      <text:p text:style-name="Body_20_Text"/>
      <text:p text:style-name="Body_20_Text">You can also build a custom scope by refering the scope keyword</text:p>
      <text:p text:style-name="Code">scope :ruby_on_rails_portfolio_items, -&gt; { where(subtitle: 'Ruby on Rails') } </text:p>
      <text:p text:style-name="Body_20_Text">and referencing the scope in the controller</text:p>
      <text:p text:style-name="Code">def index</text:p>
      <text:p text:style-name="Code"><text:s text:c="4"/>@portfolio_items = Portfolio. ruby_on_rails_portfolio_items</text:p>
      <text:p text:style-name="Code"><text:s text:c="2"/>end</text:p>
      <text:p text:style-name="Body_20_Text">To make use of the various scopes, you can create custom actions in the controller and a view for each of the actions that will limit the output to those items only – Angular action ==&gt; angular.html.erb. Add the angular-items to the routes and you can reference these item by the URL angular-items</text:p>
      <text:p text:style-name="Body_20_Text"/>
      <text:p text:style-name="SubTitles">Setting default values </text:p>
      <text:p text:style-name="SubTitles"/>
      <text:p text:style-name="Body_20_Text">Defaults are set in the models for the objects using the after_initialize method which has a “callback” function attached to it</text:p>
      <text:p text:style-name="Body_20_Text"/>
      <text:p text:style-name="Body_20_Text">IN the Portfolio model add the following:</text:p>
      <text:p text:style-name="Body_20_Text"/>
      <text:p text:style-name="Code"><text:s text:c="2"/>after_initialize :set_defaults</text:p>
      <text:p text:style-name="Code"><text:s text:c="2"/></text:p>
      <text:p text:style-name="Code"><text:s text:c="4"/>def set_defaults</text:p>
      <text:p text:style-name="Code"><text:s text:c="6"/>self.main_image ||= "http://placehold.it/600x400"</text:p>
      <text:p text:style-name="Code"><text:s text:c="6"/>self.thumb_image ||= "http://placehold.it/350x200"</text:p>
      <text:p text:style-name="Code"><text:s text:c="2"/>end</text:p>
      <text:p text:style-name="Body_20_Text">This will put the placeholders in automatically when a new instance of the portfolio is created in the controller new action. The || portion of the default as to set the images only if they are nil. This way the initialize process won't overwrite the values in already existing records.</text:p>
      <text:p text:style-name="Body_20_Text"><text:soft-page-break/></text:p>
      <text:p text:style-name="Body_20_Text"><text:tab/></text:p>
      <text:p text:style-name="Chapter_20_Heading">Integrating Concerns</text:p>
      <text:p text:style-name="Body_20_Text"/>
      <text:p text:style-name="Body_20_Text">A concern is an item that doesn't specifically apply to a model file of an item that could be shared across models. In may ways it is a global variable to which a value can be assigned. A concern should always be data related, that's why they are in the models folder.</text:p>
      <text:p text:style-name="Body_20_Text"/>
      <text:p text:style-name="Body_20_Text">Example of the valid use of a concern – creating a module called Placeholder to help create such and item in any model that requires it – we'll use the skills model as a first example example and then replace the code above in the portfolio model to utilize the Placeholder module</text:p>
      <text:p text:style-name="Body_20_Text"/>
      <text:p text:style-name="Body_20_Text">In the module/concerns folder create a file called placeholder.rb and enter the following code:</text:p>
      <text:p text:style-name="Body_20_Text"/>
      <text:p text:style-name="Code">module Placeholder</text:p>
      <text:p text:style-name="Code"><text:s text:c="2"/>extend ActiveSupport::Concern</text:p>
      <text:p text:style-name="Code"/>
      <text:p text:style-name="Code"><text:s text:c="2"/>def self.image_generator(height:, width:)</text:p>
      <text:p text:style-name="Code"><text:s text:c="4"/>"http://placehold.it/#{height}x#{width}"</text:p>
      <text:p text:style-name="Code"><text:s text:c="2"/>end <text:s/></text:p>
      <text:p text:style-name="Code">end</text:p>
      <text:p text:style-name="Body_20_Text"/>
      <text:p text:style-name="Body_20_Text">Each Concern you want to use has to be included in the model for which you wish it to have access</text:p>
      <text:p text:style-name="Body_20_Text"/>
      <text:p text:style-name="Body_20_Text">In skills.rb add the line</text:p>
      <text:p text:style-name="Body_20_Text"/>
      <text:p text:style-name="Code">include Placeholder</text:p>
      <text:p text:style-name="Body_20_Text">Now you can use the placeholder module to generate images in the model</text:p>
      <text:p text:style-name="Code">def set_defaults</text:p>
      <text:p text:style-name="Code"><text:s text:c="4"/>self.badge ||= Placeholder.image_generator(height: '250', width: '250')</text:p>
      <text:p text:style-name="Code"><text:s text:c="2"/>end</text:p>
      <text:p text:style-name="Body_20_Text">In portfolio.rb replace the lines above with (after adding the line include Placeholder at the top of the file)</text:p>
      <text:p text:style-name="Code">def set_defaults</text:p>
      <text:p text:style-name="Code"><text:s text:c="4"/>self.main_image ||= Placeholder.image_generator(height: '600', width: '400')</text:p>
      <text:p text:style-name="Code"><text:s text:c="4"/>self.thumb_image ||= Placeholder.image_generator(height: '350', width: '200')</text:p>
      <text:p text:style-name="Code"><text:s text:c="2"/>end</text:p>
      <text:p text:style-name="Body_20_Text">Now both of these models use the Placeholder module</text:p>
      <text:p text:style-name="Body_20_Text"/>
      <text:p text:style-name="Chapter_20_Heading">Complex Forms – Configuring Nested Attributes</text:p>
      <text:p text:style-name="Body_20_Text">in portfolio model add</text:p>
      <text:p text:style-name="Code">accepts_nested_attributes_for :technologies,</text:p>
      <text:p text:style-name="Code"><text:s text:c="32"/>reject_if: lambda { |attrs| attrs['name'].blank? }</text:p>
      <text:p text:style-name="Body_20_Text"/>
      <text:p text:style-name="Body_20_Text">In rails console</text:p>
      <text:p text:style-name="Command_20_Line">&lt;Portfolio.create!(title: “Web App”, subtitle: “Web App sub”, body: “Web App Test”, technologies_attributes: [{name: 'Ruby'}, {name: 'Rails'}, {name: 'Angular'}, {name: 'Ionic'}])</text:p>
      <text:p text:style-name="Code"><text:s text:c="3"/><text:span text:style-name="T8">(0.5ms) <text:s/>BEGIN</text:span></text:p>
      <text:p text:style-name="P13"><text:s text:c="2"/>SQL (0.5ms) <text:s/>INSERT INTO `portfolios` (`title`, `subtitle`, `body`, `main_image`, `thumb_image`, `created_at`, `updated_at`) VALUES ('Web app', 'Web App sub', 'Wed App Text', 'http://placehold.it/600x400', 'http://placehold.it/350x200', '2017-04-15 13:24:35', '2017-04-15 13:24:35')</text:p>
      <text:p text:style-name="P13"><text:s text:c="2"/>SQL (0.5ms) <text:s/>INSERT INTO `technologies` (`name`, `portfolio_id`, `created_at`, `updated_at`) VALUES ('Ruby', 20, '2017-04-15 13:24:35', '2017-04-15 13:24:35')</text:p>
      <text:p text:style-name="P13"><text:s text:c="2"/>SQL (0.0ms) <text:s/>INSERT INTO `technologies` (`name`, `portfolio_id`, `created_at`, `updated_at`) VALUES ('Rails', 20, '2017-04-15 13:24:35', '2017-04-15 13:24:35')</text:p>
      <text:p text:style-name="P13"><text:s text:c="2"/>SQL (0.0ms) <text:s/>INSERT INTO `technologies` (`name`, `portfolio_id`, `created_at`, `updated_at`) VALUES ('Angular', 20, '2017-04-15 13:24:35', '2017-04-15 13:24:35')</text:p>
      <text:p text:style-name="P13"><text:s text:c="2"/>SQL (0.0ms) <text:s/>INSERT INTO `technologies` (`name`, `portfolio_id`, `created_at`, `updated_at`) VALUES ('Ionic', 20, '2017-04-15 13:24:35', '2017-04-15 13:24:35')</text:p>
      <text:p text:style-name="P13"><text:s text:c="3"/>(1.1ms) <text:s/>COMMIT</text:p>
      <text:p text:style-name="P13">=&gt; #&lt;Portfolio id: 20, title: "Web app", subtitle: "Web App sub", body: "Wed App Text", main_image: "http://placehold.it/600x400", thumb_image: "http://placehold.it/350x200", created_at: "2017-04-15 13:24:35", updated_at: "2017-04-15 13:24:35"&gt;</text:p>
      <text:p text:style-name="Body_20_Text">Note that rails created a new portfolio item and 4 new technology items linked to the new portfolio item. <text:soft-page-break/>Therefore, the accepts_nested_attributes_for specification has linked the two tables together. You can see tis by entering in the console</text:p>
      <text:p text:style-name="Command_20_Line"><text:s/>Portfolio.last.technologies</text:p>
      <text:p text:style-name="P15"><text:s text:c="2"/>Portfolio Load (0.0ms) <text:s/>SELECT <text:s/>`portfolios`.* FROM `portfolios` ORDER BY `portfolios`.`id` DESC LIMIT 1</text:p>
      <text:p text:style-name="P16"><text:s text:c="2"/>Technology Load (0.0ms) <text:s/>SELECT `technologies`.* FROM `technologies` WHERE `technologies`.`portfolio_id` = 20</text:p>
      <text:p text:style-name="P16">=&gt; #&lt;ActiveRecord::Associations::CollectionProxy [#&lt;Technology id: 7, name: "Ruby", portfolio_id: 20, created_at: "2017-04-15 13:24:35", updated_at: "2017-04-15 13:24:35"&gt;, #&lt;Technology id: 8, name: "Rails", portfolio_id: 20, created_at: "2017-04-15 13:24:35", updated_at: "2017-04-15 13:24:35"&gt;, #&lt;Technology id: 9, name: "Angular", portfolio_id: 20, created_at: "2017-04-15 13:24:35", updated_at: "2017-04-15 13:24:35"&gt;, #&lt;Technology id: 10, name: "Ionic", portfolio_id: 20, created_at: "2017-04-15 13:24:35", updated_at: "2017-04-15 13:24:35"&gt;]&gt;</text:p>
      <text:p text:style-name="Body_20_Text">Now the technologies associated with this portfolio item are displayed.</text:p>
      <text:p text:style-name="Body_20_Text"/>
      <text:p text:style-name="Body_20_Text">Now we can use this link to create a form that will allow the entry on a web page.</text:p>
      <text:p text:style-name="Body_20_Text">In the portfolio controller – new action – add the line</text:p>
      <text:p text:style-name="Code">3.times { @portfolio_item.technologies.build } </text:p>
      <text:p text:style-name="Body_20_Text">This is a hard-coded direction that will be replaced by a javascript line later to make it flexible. It will create 3 data instances for the portfolio technologies item and make them available to the form we will build.</text:p>
      <text:p text:style-name="Body_20_Text">In order to whitelist the technologies item, add it after :body, in the strong parameters with the array [name]</text:p>
      <text:p text:style-name="Code">, technologies_attributes: [:name] </text:p>
      <text:p text:style-name="Body_20_Text"/>
      <text:p text:style-name="Body_20_Text">In the views for the portfolio, change the new.html.erb form by adding a UL after the body section:</text:p>
      <text:p text:style-name="Code"><text:s text:c="2"/>&lt;ul&gt;</text:p>
      <text:p text:style-name="Code"><text:s text:c="4"/>&lt;%= f.fields_for :technologies do |technology_form| %&gt;</text:p>
      <text:p text:style-name="Code"><text:s text:c="6"/>&lt;li&gt;</text:p>
      <text:p text:style-name="Code"><text:s text:c="8"/>&lt;%= technology_form.label :name %&gt;</text:p>
      <text:p text:style-name="Code"><text:s text:c="8"/>&lt;%= technology_form.text_field :name %&gt;</text:p>
      <text:p text:style-name="Code"><text:s text:c="6"/>&lt;/li&gt;</text:p>
      <text:p text:style-name="Code"><text:s text:c="4"/>&lt;% end %&gt;</text:p>
      <text:p text:style-name="Code"><text:s text:c="2"/>&lt;/ul&gt;</text:p>
      <text:p text:style-name="Body_20_Text">This will create a nested form(subform) inside the new form using the fields for technologies in the portfolio item to be created.</text:p>
      <text:p text:style-name="Body_20_Text"/>
      <text:p text:style-name="Body_20_Text">Adding the lines below to show.html.erb will list the technologies associated with a particular portfolio</text:p>
      <text:p text:style-name="Code">&lt;% @portfolio_item.technologies.each do |t| %&gt;</text:p>
      <text:p text:style-name="Code">&lt;p&gt;&lt;%= t.name %&gt;&lt;/p&gt;</text:p>
      <text:p text:style-name="Code">&lt;% end %&gt;</text:p>
      <text:p text:style-name="Body_20_Text"/>
      <text:p text:style-name="Chapter_20_Heading">Notes about Associations</text:p>
      <text:p text:style-name="Body_20_Text"/>
      <text:p text:style-name="Body_20_Text"><text:span text:style-name="T3">Has many through</text:span> – this is a way of creating links between tables that in their models do not have links created</text:p>
      <text:p text:style-name="Body_20_Text">Example</text:p>
      <text:p text:style-name="Body_20_Text"/>
      <text:p text:style-name="Body_20_Text">Books table structure</text:p>
      <text:p text:style-name="Code"><text:tab/>Name</text:p>
      <text:p text:style-name="Code"><text:tab/>Author_ID</text:p>
      <text:p text:style-name="Code"><text:tab/>Genre_ID</text:p>
      <text:p text:style-name="Body_20_Text">Author table structure</text:p>
      <text:p text:style-name="Code"><text:tab/>Name</text:p>
      <text:p text:style-name="Code"><text:tab/>Country</text:p>
      <text:p text:style-name="Body_20_Text">Genre table structure</text:p>
      <text:p text:style-name="Code"><text:tab/>Name</text:p>
      <text:p text:style-name="Body_20_Text"/>
      <text:p text:style-name="Body_20_Text">Book model</text:p>
      <table:table table:name="Table1" table:style-name="Table1">
        <table:table-column table:style-name="Table1.A"/>
        <table:table-row>
          <table:table-cell table:style-name="Table1.A1" office:value-type="string">
            <text:p text:style-name="Code"><text:bookmark text:name="LC2"/>belongs_to :author</text:p>
          </table:table-cell>
        </table:table-row>
      </table:table>
      <text:p text:style-name="Code">belongs_to :genre </text:p>
      <text:p text:style-name="Body_20_Text"/>
      <text:p text:style-name="Body_20_Text">Because of the relationship established in the book model, we can link the author and genre even though there is no defined index to the books in the author table</text:p>
      <text:p text:style-name="Body_20_Text">Author model</text:p>
      <table:table table:name="Table2" table:style-name="Table2">
        <table:table-column table:style-name="Table2.A"/>
        <table:table-row>
          <table:table-cell table:style-name="Table2.A1" office:value-type="string">
            <text:p text:style-name="Code"><text:bookmark text:name="LC22"/><text:bookmark text:name="LC21"/>has_many :books</text:p>
          </table:table-cell>
        </table:table-row>
      </table:table>
      <text:p text:style-name="Code">has_many :genres, through: :books </text:p>
      <text:p text:style-name="Body_20_Text"/>
      <text:p text:style-name="Body_20_Text">And we can link the genre with authors through the book model also</text:p>
      <text:p text:style-name="Body_20_Text">Genre model</text:p>
      <table:table table:name="Table3" table:style-name="Table3">
        <table:table-column table:style-name="Table3.A"/>
        <text:soft-page-break/>
        <table:table-row>
          <table:table-cell table:style-name="Table3.A1" office:value-type="string">
            <text:p text:style-name="Code"><text:bookmark text:name="LC24"/><text:bookmark text:name="LC23"/>has_many :books</text:p>
          </table:table-cell>
        </table:table-row>
      </table:table>
      <text:p text:style-name="Code">has_many :authors, through: :books </text:p>
      <text:p text:style-name="Body_20_Text"/>
      <text:p text:style-name="Body_20_Text">The books model is the link between authors and genres – again, even though the author doesn't have a genre id and he genre doesn't have an author id defined in their tables because the books table has both of those id's in its table structure</text:p>
      <text:p text:style-name="Body_20_Text"/>
      <text:p text:style-name="SubTitles">Pluck</text:p>
      <text:p text:style-name="Body_20_Text">A rails command that will look through record for the object you are looking for in a particular data model</text:p>
      <text:p text:style-name="Code">Genre.plucK(:name) </text:p>
      <text:p text:style-name="Body_20_Text">Lists all the names of the Genre data object</text:p>
      <text:p text:style-name="Body_20_Text"/>
      <text:p text:style-name="SubTitles">Includes</text:p>
      <text:p text:style-name="Body_20_Text">IN the Books controller you may access the books table by using the command</text:p>
      <text:p text:style-name="Code">@books = Book.all</text:p>
      <text:p text:style-name="Body_20_Text">and each time you use the @books in a form the database will be queried</text:p>
      <text:p text:style-name="Body_20_Text"/>
      <text:p text:style-name="Body_20_Text">Using thincludes command in a data instance </text:p>
      <text:p text:style-name="Code">@books = book.includes (:author, :genre </text:p>
      <text:p text:style-name="Body_20_Text">will cause rails to make only one database query in the books table for these items. If you use </text:p>
      <text:p text:style-name="Body_20_Text">This will speed up the data throughput for tables with large amounts of data</text:p>
      <text:p text:style-name="Body_20_Text"/>
      <text:p text:style-name="Chapter_20_Heading">Authentication</text:p>
      <text:p text:style-name="Section_20_Heading">Installing Devise</text:p>
      <text:p text:style-name="Body_20_Text">Go to rubyrems.org and look for devise, copy the gem command, insert it into the gemfile and run bundle install</text:p>
      <text:p text:style-name="Body_20_Text">This will install the devise gem and all its dependencies (bcrypt, warden, orm_adapter, railties, responders). </text:p>
      <text:p text:style-name="Body_20_Text">Warden helps with storing session data among other things.</text:p>
      <text:p text:style-name="Body_20_Text">Follow the instructions for installing on the Homepae:Getting started section</text:p>
      <text:p text:style-name="Body_20_Text"/>
      <text:p text:style-name="Command_20_Line">$ rails generate devise:install</text:p>
      <text:p text:style-name="Body_20_Text"/>
      <text:p text:style-name="Body_20_Text">From the Devise:Homepage:Getting Started section:</text:p>
      <text:p text:style-name="Body_20_Text"><text:span text:style-name="T11">At this point, a number of instructions will appear in the console. Among these instructions, you'll need to set up the default URL options for the Devise mailer in each environment. Here is a possible configuration for </text:span><text:span text:style-name="Source_20_Text"><text:span text:style-name="T11">config/environments/development.rb</text:span></text:span><text:span text:style-name="T11">:</text:span></text:p>
      <text:p text:style-name="P4">config.action_mailer.default_url_options = { host: 'localhost', port: 3000 }</text:p>
      <text:p text:style-name="Body_20_Text"><text:span text:style-name="T11">The generator will install an initializer which describes ALL of Devise's configuration options. It is </text:span><text:span text:style-name="Emphasis"><text:span text:style-name="T11">imperative</text:span></text:span><text:span text:style-name="T11"> that you take a look at it. When you are done, you are ready to add Devise to any of your models using the generator.</text:span></text:p>
      <text:p text:style-name="Body_20_Text"><text:span text:style-name="T11">In the following command you will replace </text:span><text:span text:style-name="Source_20_Text"><text:span text:style-name="T11">MODEL</text:span></text:span><text:span text:style-name="T11"> with the class name used for the application’s users (it’s frequently </text:span><text:span text:style-name="Source_20_Text"><text:span text:style-name="T11">User</text:span></text:span><text:span text:style-name="T11"> but could also be </text:span><text:span text:style-name="Source_20_Text"><text:span text:style-name="T11">Admin</text:span></text:span><text:span text:style-name="T11">). This will create a model (if one does not exist) and configure it with the default Devise modules. The generator also configures your </text:span><text:span text:style-name="Source_20_Text"><text:span text:style-name="T11">config/routes.rb</text:span></text:span><text:span text:style-name="T11"> file to point to the Devise controller.</text:span></text:p>
      <text:p text:style-name="P4">$ rails generate devise MODEL (</text:p>
      <text:p text:style-name="P4">Next, check the MODEL for any additional configuration options you might want to add, such as confirmable or lockable. If you add an option, be sure to inspect the migration file (created by the generator if your ORM supports them) and uncomment the appropriate section. For example, if you add the confirmable option in the model, you'll need to uncomment the Confirmable section in the migration.</text:p>
      <text:p text:style-name="Body_20_Text"><text:span text:style-name="T11">Then run </text:span><text:span text:style-name="Source_20_Text"><text:span text:style-name="T11">rake db:migrate</text:span></text:span></text:p>
      <text:p text:style-name="P4">You should restart your application after changing Devise's configuration options. Otherwise, you will run into strange errors, for example, users being unable to login and route helpers being undefined.</text:p>
      <text:p text:style-name="Body_20_Text">In the install process devise creates a file config/initializers/devise.rb. Devise include validation items for email address entry in a regex, the email sender config, password length(6 – 128), a time span allowed if you require to reset password, sign out options and many other commented out options.</text:p>
      <text:p text:style-name="Body_20_Text">Keep most of these the same, changing <text:s/>only the email sender config to a valid email you want.</text:p>
      <text:p text:style-name="Body_20_Text"/>
      <text:p text:style-name="Body_20_Text">Now, following the screen instructions we change the config/environments/development.rb file to have the line</text:p>
      <text:p text:style-name="Code">config.action_mailer.default_url_options = { host: 'localhost', port: 3000 }</text:p>
      <text:p text:style-name="Body_20_Text">The instruction remind you to change this when you go into production – it's for the email process</text:p>
      <text:p text:style-name="Body_20_Text"/>
      <text:p text:style-name="Body_20_Text">Make sure you have a home page</text:p>
      <text:p text:style-name="Body_20_Text"/>
      <text:p text:style-name="Body_20_Text">Ensure you have flash messages in app/views/layouts/application.html.erb.</text:p>
      <text:p text:style-name="Body_20_Text"><text:soft-page-break/><text:s text:c="5"/></text:p>
      <text:p text:style-name="Code"><text:s text:c="7"/>&lt;p class="notice"&gt;&lt;%= notice %&gt;&lt;/p&gt;</text:p>
      <text:p text:style-name="Code"><text:s text:c="7"/>&lt;p class="alert"&gt;&lt;%= alert %&gt;&lt;/p&gt;</text:p>
      <text:p text:style-name="Body_20_Text"/>
      <text:p text:style-name="Body_20_Text">Run the command specified to generate the devise views</text:p>
      <text:p text:style-name="Command_20_Line">rails g devise:views</text:p>
      <text:p text:style-name="Body_20_Text">This will create a number of views in the view/devise folder. The two we'll deal with are registrations(signing up for the app) and session (signing in to the application)</text:p>
      <text:p text:style-name="Body_20_Text"/>
      <text:p text:style-name="Body_20_Text">Next we'll generate the model to be used by devise to work with the users</text:p>
      <text:p text:style-name="Code">$ rails generate devise User</text:p>
      <text:p text:style-name="Body_20_Text">This will create a migration file, a model and routes for the user object</text:p>
      <text:p text:style-name="Body_20_Text">The model has a number of devise properties listed with some other options commented out.</text:p>
      <text:p text:style-name="Body_20_Text">The migration sets up the users table. We'll add the following to it:</text:p>
      <text:p text:style-name="Code">t.string :name</text:p>
      <text:p text:style-name="Body_20_Text"/>
      <text:p text:style-name="Body_20_Text">Run <text:span text:style-name="T10">rails db:migrate</text:span></text:p>
      <text:p text:style-name="Body_20_Text">Start the rails server and enter localhost:3000/users/sign_up</text:p>
      <text:p text:style-name="Body_20_Text">This will give you a sign up page</text:p>
      <text:p text:style-name="Body_20_Text">Once signed up, you'll be sent to the home page you specified in the routes fill</text:p>
      <text:p text:style-name="Body_20_Text"/>
      <text:p text:style-name="SubTitles">Customizing the sign up URL</text:p>
      <text:p text:style-name="Body_20_Text">Routes - </text:p>
      <text:p text:style-name="Code">devise_for :users, path: '', path_names: { sign_in: 'login', sign_out: 'logout', sign_up: 'register' }</text:p>
      <text:p text:style-name="Body_20_Text"/>
      <text:p text:style-name="Chapter_20_Heading">How to Add Custom Attributes to a Devise Based Authentication System </text:p>
      <text:p text:style-name="Body_20_Text">If you add a field to the login/registration/edit forms you created under Devise, the new filed will not be permitted and has to be whitelisted.</text:p>
      <text:p text:style-name="Body_20_Text">To do this, add these lines to the ApplicationController (you can't directly access the Devise Controller)</text:p>
      <text:p text:style-name="Body_20_Text"/>
      <text:p text:style-name="Code">before_filter :configure_permitted_parameters, if: :devise_controller?<text:line-break/><text:line-break/> <text:s/>def configure_permitted_parameters<text:line-break/> <text:s text:c="3"/><text:tab/>devise_parameter_sanitizer.permit(:sign_up, keys: [:name])</text:p>
      <text:p text:style-name="Code"><text:tab/>devise_parameter_sanitizer.permit(:account_update, keys: [:name])<text:line-break/> <text:s/>end</text:p>
      <text:p text:style-name="Body_20_Text"/>
      <text:p text:style-name="Body_20_Text">This will allow the entry of names in the register and edit linked pages</text:p>
      <text:p text:style-name="Body_20_Text"/>
      <text:p text:style-name="Section_20_Heading">Using Controller Concerns for Devise</text:p>
      <text:p text:style-name="Body_20_Text">While the above section programming works, it is not considered best practices to have the Application Controller perform such an activity. It breaks the “single responsibility rule” so the whitelisting should be removed from here and put it in its own special module. That is what controller concerns are for. Remove the lines from the application controller and then create a new file under controllers/concerns and call it devise_whitelist.rb and insert these lines:</text:p>
      <text:p text:style-name="Body_20_Text"/>
      <text:p text:style-name="Code">module DeviseWhitelist</text:p>
      <text:p text:style-name="Code"/>
      <text:p text:style-name="Code">extend ActiveSupport::Concern</text:p>
      <text:p text:style-name="Code"/>
      <text:p text:style-name="Code"><text:s text:c="2"/>included do</text:p>
      <text:p text:style-name="Code"><text:s text:c="4"/>before_action :configure_permitted_parameters, if: :devise_controller?</text:p>
      <text:p text:style-name="Code"><text:s text:c="2"/>end</text:p>
      <text:p text:style-name="Code"/>
      <text:p text:style-name="Code"><text:s text:c="2"/>def configure_permitted_parameters</text:p>
      <text:p text:style-name="Code"><text:s text:c="4"/>devise_parameter_sanitizer.permit(:sign_up, keys: [:name])</text:p>
      <text:p text:style-name="Code"><text:s text:c="4"/>devise_parameter_sanitizer.permit(:account_update, keys: [:name])</text:p>
      <text:p text:style-name="Code"><text:s text:c="2"/>end</text:p>
      <text:p text:style-name="Code">end</text:p>
      <text:p text:style-name="Body_20_Text"><text:soft-page-break/>Go back to the Application Controller and add the line </text:p>
      <text:p text:style-name="Code">include DeviseWhitelist</text:p>
      <text:p text:style-name="Body_20_Text"/>
      <text:p text:style-name="Body_20_Text">Now the app will work the same way it did in the previous section</text:p>
      <text:p text:style-name="Body_20_Text"/>
      <text:p text:style-name="Chapter_20_Heading">Integrate Virtual Attributes to Extract First and Last Name Data from a User </text:p>
      <text:p text:style-name="Body_20_Text">A virtual attribute is an attribute that we call on some model that is not actually a column name.</text:p>
      <text:p text:style-name="Body_20_Text"/>
      <text:p text:style-name="Body_20_Text">We'll add a first name and a last name attribute to the user model using string manipulation</text:p>
      <text:p text:style-name="Body_20_Text"/>
      <text:p text:style-name="Code"><text:s text:c="2"/>validates_presence_of :name<text:line-break/><text:line-break/> <text:s/>def first_name<text:line-break/> <text:s text:c="3"/>self.name.split.first <text:span text:style-name="T8">##split will split the string at the first space or the supplied split point split(", ")</text:span><text:line-break/> <text:s/>end<text:line-break/><text:line-break/> <text:s/>def last_name<text:line-break/> <text:s text:c="3"/>self.name.split.last<text:line-break/> <text:s/>end </text:p>
      <text:p text:style-name="Code"/>
      <text:p text:style-name="P9">In the home page, make the first line</text:p>
      <text:p text:style-name="Code">&lt;h1&gt;Hi, &lt;%= current_user.first_name if current_user%&gt;&lt;/h1&gt;</text:p>
      <text:p text:style-name="P9">The <text:span text:style-name="T3">current_user</text:span> is a devise method – doesn't need to be set </text:p>
      <text:p text:style-name="P9">Now, logging in will present the user with a customized greeting</text:p>
      <text:p text:style-name="P9"/>
      <text:p text:style-name="Chapter_20_Heading">Pry and Bcrypt</text:p>
      <text:p text:style-name="P9">gem install pry</text:p>
      <text:p text:style-name="P9">gem install bcrypt – if not already installed</text:p>
      <text:p text:style-name="Code">[1] pry(main)&gt; require 'bcrypt'</text:p>
      <text:p text:style-name="Code">=&gt; true</text:p>
      <text:p text:style-name="P9"/>
      <text:p text:style-name="P5">You can use Bcrypt to encrypt anything using its password module</text:p>
      <text:p text:style-name="Code">[3] pry(main)&gt; ssn = BCrypt::Password.create("214589631")</text:p>
      <text:p text:style-name="Code">=&gt; "$2a$10$4GlUSh2olRAsuX6hK0Z.eeZF66nYvqk/sMWGZkWb8LS9iWBz8XIy6"</text:p>
      <text:p text:style-name="P5">Of course, it can interpret the has to verify inputs match it</text:p>
      <text:p text:style-name="Code">[4] pry(main)&gt; ssn == "214589631"</text:p>
      <text:p text:style-name="Code">=&gt; true</text:p>
      <text:p text:style-name="P5">You can also changed the “cost” of the encryption – default 10 – by setting it in the command (lower = faster). The encryption is less secure, however.</text:p>
      <text:p text:style-name="Code">[6] pry(main)&gt; phone = BCrypt::Password.create('412-632-1234', cost:4)</text:p>
      <text:p text:style-name="Code">=&gt; "$2a$04$jhR0CPbNVOxB.0aOr94ayeOnJETaJWTGrlx6Hhp9zxcX9lCd64Yfm"</text:p>
      <text:p text:style-name="P5">You can also create a salting algorithm if required</text:p>
      <text:p text:style-name="Code">[7] pry(main)&gt; salt = BCrypt::Engine.generate_salt</text:p>
      <text:p text:style-name="Code">=&gt; "$2a$10$Pwbm17gfVvvcIrkV7.2XL."</text:p>
      <text:p text:style-name="P5"/>
      <text:p text:style-name="Chapter_20_Heading">Controllers</text:p>
      <text:p text:style-name="P5">params – passed the parameters from the controller to the view</text:p>
      <text:p text:style-name="P5"/>
      <text:p text:style-name="P5">Sessions – stores data for use between views</text:p>
      <text:p text:style-name="P5"><text:s/>in ApplicationController add the lines:</text:p>
      <text:p text:style-name="Code"><text:s text:c="2"/>before_action :set_source</text:p>
      <text:p text:style-name="Code"/>
      <text:p text:style-name="Code"><text:s text:c="2"/>def set_source</text:p>
      <text:p text:style-name="Code"><text:s text:c="4"/>session[:source] = params[:q] if params[:q]</text:p>
      <text:p text:style-name="Code"><text:s text:c="2"/>end</text:p>
      <text:p text:style-name="P5">Now, in any page, we can store the session if we address the q parameter - <text:s/>portfolio/4?=twitter – will save a session [:source] data as “twitter” and this can be accessed anytime we want to use it.</text:p>
      <text:p text:style-name="P5">In application.html.erb, add the line</text:p>
      <text:p text:style-name="Code"><text:soft-page-break/>&lt;% if session[:source] %&gt;</text:p>
      <text:p text:style-name="Code"><text:tab/>Thanks for visiting us on &lt;%= session[:source] %&gt; </text:p>
      <text:p text:style-name="P17">&lt;% end %&gt;</text:p>
      <text:p text:style-name="P5">and you can see the q parameter you entered and it will be visible on every page until you clear the session variable</text:p>
      <text:p text:style-name="P5"/>
      <text:p text:style-name="SubTitles">Notes about ApplicationController</text:p>
      <text:p text:style-name="P5">The ApplicationController is the parent controller of all others in the project. All others inherit from the Application Controller and anything in there will be access by any controller.</text:p>
      <text:p text:style-name="P5">To move the above action from the application controller, create a new controller concern and move the set source code to it.</text:p>
      <text:p text:style-name="P5"/>
      <text:p text:style-name="SubTitles">Strong Parameters</text:p>
      <text:p text:style-name="Body_20_Text"># Never trust parameters from the scary internet, only allow the white list through.</text:p>
      <text:p text:style-name="Code"><text:s text:c="4"/>def blog_params</text:p>
      <text:p text:style-name="Code"><text:s text:c="6"/>params.require(:blog).permit(:title, :body)</text:p>
      <text:p text:style-name="Code"><text:s text:c="4"/>end</text:p>
      <text:p text:style-name="P5">Permit – white list <text:s/>- this is what the controller will allow to pass through</text:p>
      <text:p text:style-name="P5"/>
      <text:p text:style-name="P5">White list can be overridden in the application.rb folder</text:p>
      <text:p text:style-name="Code">config.action_controller.permit_all_parameters = true</text:p>
      <text:p text:style-name="P5">This would be rare – should not be done unless absolutely necessary</text:p>
      <text:p text:style-name="P5"/>
      <text:p text:style-name="SubTitles">Null Object Patterns – dealing with guest users</text:p>
      <text:p text:style-name="P5">If you reference current_user and no one is logged in, we'll get an error in any view that references current_user. </text:p>
      <text:p text:style-name="P5">A null object pattern will allow us to build a method to handle this on the controller side so that we can allow the nil to pass through and not affect the views adversely.</text:p>
      <text:p text:style-name="P5"/>
      <text:p text:style-name="P5">The line below is an example of what is called “defensive coding”</text:p>
      <text:p text:style-name="Code">&lt;h1&gt;Hi, &lt;%= current_user.first_name if current_user%&gt;&lt;/h1&gt;</text:p>
      <text:p text:style-name="P5">in that it tries to “protect” the page from a non-logged-in user</text:p>
      <text:p text:style-name="P5"/>
      <text:p text:style-name="P5">Create a concern called current_user_concern.rb</text:p>
      <text:p text:style-name="P5">Add the following </text:p>
      <text:p text:style-name="P5"/>
      <text:p text:style-name="Code">module CurrentUserConcern</text:p>
      <text:p text:style-name="Code"><text:s text:c="2"/>extend ActiveSupport::Concern</text:p>
      <text:p text:style-name="Code"/>
      <text:p text:style-name="Code"><text:s text:c="2"/>def current_user</text:p>
      <text:p text:style-name="Code"><text:s text:c="4"/>super || guest_user</text:p>
      <text:p text:style-name="Code"><text:s text:c="2"/>end</text:p>
      <text:p text:style-name="Code"/>
      <text:p text:style-name="Body_20_Text">When you invoke <text:span text:style-name="Emphasis">super</text:span> with no arguments <text:span text:style-name="Emphasis">Ruby</text:span> sends a message to the parent of the current object (current_user), asking it to invoke a method of the same name as the method invoking <text:span text:style-name="Emphasis">super</text:span>. The || operator checks to see if the user is logged in (is super true i.e. is current_user true) and if not, changes the current_user to guest_user which is defined in the module. The OpenStruct call basically is a command to create an object that the app can use without touching the database, mimicking a user record. Now we won't get any nils when we access current_user.</text:p>
      <text:p text:style-name="Body_20_Text"/>
      <text:p text:style-name="Code"><text:s text:c="2"/>def guest_user</text:p>
      <text:p text:style-name="Code"><text:s text:c="4"/>OpenStruct.new(name: "Guest User",</text:p>
      <text:p text:style-name="Code"><text:s text:c="18"/>first_name: "Guest",</text:p>
      <text:p text:style-name="Code"><text:s text:c="18"/>last_name: "User",</text:p>
      <text:p text:style-name="Code"><text:s text:c="18"/>email: "guest@example.com"</text:p>
      <text:p text:style-name="Code"><text:s text:c="18"/>)</text:p>
      <text:p text:style-name="Code"><text:s text:c="2"/>end</text:p>
      <text:p text:style-name="Code">end</text:p>
      <text:p text:style-name="P6"/>
      <text:p text:style-name="P5">Add this concern to the application controller</text:p>
      <text:p text:style-name="Code">include CurrentUserConcern</text:p>
      <text:p text:style-name="P5">Now you can take out the “defensive coding” in any area that looks for current_user.</text:p>
      <text:p text:style-name="P5"/>
      <text:p text:style-name="P5">To make sure that the app <text:s/>knows if the user is a current_user (Class = User) or a guest (Class – OpenStruct) <text:soft-page-break/>you have to put a test parameter <text:span text:style-name="T3">.is_a?</text:span> in any area that addresses the current_user </text:p>
      <text:p text:style-name="P5">An example of this is in the Application.html.erb view where you display the logout or resister/login links</text:p>
      <text:p text:style-name="Code">&lt;% if current_user.is_a?(User) %&gt;</text:p>
      <text:p text:style-name="Code"><text:s text:c="4"/>&lt;%= link_to "Logout", destroy_user_session_path, method: :delete %&gt;</text:p>
      <text:p text:style-name="Code"><text:s text:c="2"/>&lt;% else %&gt;</text:p>
      <text:p text:style-name="Code"><text:s text:c="4"/>&lt;%= link_to "Register", new_user_registration_path %&gt;</text:p>
      <text:p text:style-name="Code"><text:s text:c="4"/>&lt;%= link_to "Login", new_user_session_path %&gt;</text:p>
      <text:p text:style-name="Code"><text:s text:c="2"/>&lt;% end %&gt;</text:p>
      <text:p text:style-name="P5">This helps the code to determine if the user accessing the page (current_user is a User object) is really logged in or just in as a guest (current_user is a OpenStruct class object) and, if not a logged in user, will not display the Logout link.</text:p>
      <text:p text:style-name="P5"/>
      <text:p text:style-name="Chapter_20_Heading">Working with Views</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4-10T21:54:23.18</meta:creation-date>
    <dc:date>2017-04-16T15:41:05.63</dc:date>
    <dc:creator>Green Leaf Services</dc:creator>
    <meta:editing-duration>P4DT9H47M3S</meta:editing-duration>
    <meta:editing-cycles>101</meta:editing-cycles>
    <meta:generator>OpenOffice/4.1.3$Win32 OpenOffice.org_project/413m1$Build-9783</meta:generator>
    <meta:document-statistic meta:table-count="3" meta:image-count="0" meta:object-count="0" meta:page-count="12" meta:paragraph-count="435" meta:word-count="4731" meta:character-count="31129"/>
  </office:meta>
</office:document-meta>
</file>